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ill do?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atron Deity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Knightly Order</text:p>
          </table:table-cell>
          <table:table-cell office:value-type="string" calcext:value-type="string">
            <text:p>Regional Temple</text:p>
          </table:table-cell>
          <table:table-cell office:value-type="string" calcext:value-type="string">
            <text:p>Answer 1</text:p>
          </table:table-cell>
          <table:table-cell office:value-type="string" calcext:value-type="string">
            <text:p>Answer 2</text:p>
          </table:table-cell>
          <table:table-cell office:value-type="string" calcext:value-type="string">
            <text:p>Answer 3</text:p>
          </table:table-cell>
          <table:table-cell office:value-type="string" calcext:value-type="string">
            <text:p>Answer 4</text:p>
          </table:table-cell>
          <table:table-cell office:value-type="string" calcext:value-type="string">
            <text:p>Answer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bibon-Gor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Knights of the Wheel</text:p>
          </table:table-cell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cair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k'r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table:number-columns-repeated="2"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Lord Flyte</text:p>
          </table:table-cell>
          <table:table-cell office:value-type="string" calcext:value-type="string">
            <text:p>Knights of the Flame</text:p>
          </table:table-cell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ntiphyllo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Countess</text:p>
          </table:table-cell>
          <table:table-cell office:value-type="string" calcext:value-type="string">
            <text:p>Knights of the Hawk</text:p>
          </table:table-cell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yasofy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ergam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Akatosh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Order of the Hou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tony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King Gothryd of Daggerfall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horian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Cybiades</text:p>
          </table:table-cell>
          <table:table-cell office:value-type="string" calcext:value-type="string">
            <text:p>Hammerfell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aen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Duchess</text:p>
          </table:table-cell>
          <table:table-cell/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King Gothryd</text:p>
          </table:table-cell>
          <table:table-cell office:value-type="string" calcext:value-type="string">
            <text:p>Knights of the Dragon</text:p>
          </table:table-cell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k'fron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gontail Mountain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Zenithar</text:p>
          </table:table-cell>
          <table:table-cell table:number-columns-repeated="2"/>
          <table:table-cell office:value-type="string" calcext:value-type="string">
            <text:p>Order of Arkay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Order of the Raven</text:p>
          </table:table-cell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Marquis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Gavaudo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Knights of the Owl</text:p>
          </table:table-cell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Glenumbra Moor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Order of Arkay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e of Balfier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e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airou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Kambr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e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oegr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House of Dibella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Kozanset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inlyn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 Shrike</text:p>
          </table:table-cell>
          <table:table-cell office:value-type="string" calcext:value-type="string">
            <text:p>Host of the Horn</text:p>
          </table:table-cell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enev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Countess</text:p>
          </table:table-cell>
          <table:table-cell/>
          <table:table-cell office:value-type="string" calcext:value-type="string">
            <text:p>House of Dibell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yrkwas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Northmoor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Duke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Orsinium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King Gortwog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hrygia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thago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Duche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antaki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atakalaam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Queen Akorithi</text:p>
          </table:table-cell>
          <table:table-cell office:value-type="string" calcext:value-type="string">
            <text:p>Order of the Candle</text:p>
          </table:table-cell>
          <table:table-cell office:value-type="string" calcext:value-type="string">
            <text:p>Order of Arkay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Order of Arkay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House of Dibella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Order of the Scarab</text:p>
          </table:table-cell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Tulun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Urvaiu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ess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katosh</text:p>
          </table:table-cell>
          <table:table-cell office:value-type="string" calcext:value-type="string">
            <text:p>King Eadwyre</text:p>
          </table:table-cell>
          <table:table-cell office:value-type="string" calcext:value-type="string">
            <text:p>Knights of the Rose</text:p>
          </table:table-cell>
          <table:table-cell office:value-type="string" calcext:value-type="string">
            <text:p>Order of the Hou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rothgarian Mountain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table:number-columns-repeated="2"/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20:44:43.465585972</meta:creation-date>
    <dc:date>2024-04-18T08:19:43.177893684</dc:date>
    <meta:editing-duration>PT17H19M8S</meta:editing-duration>
    <meta:editing-cycles>5</meta:editing-cycles>
    <meta:generator>LibreOffice/7.3.7.2$Linux_X86_64 LibreOffice_project/30$Build-2</meta:generator>
    <meta:document-statistic meta:table-count="1" meta:cell-count="290" meta:object-count="0"/>
  </office:meta>
</office:document-meta>
</file>